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measure" style:list-style-name="L1">
      <style:graphic-properties draw:textarea-vertical-align="middle" draw:line-distance="0.6cm" draw:placing="below"/>
    </style:style>
    <style:style style:name="P1" style:family="paragraph">
      <style:paragraph-properties fo:text-align="end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cm" svg:height="2.4cm" svg:x="1cm" svg:y="3.1cm">
          <text:p text:style-name="P1"><text:span text:style-name="T1">Audio Signal</text:span></text:p>
          <text:p text:style-name="P1"><text:span text:style-name="T1">(Sampled at 8kHz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0.7cm" svg:x="1cm" svg:y="3.4cm">
          <text:p text:style-name="P3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0.7cm" svg:x="1.6cm" svg:y="4.1cm">
          <text:p text:style-name="P3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0.7cm" svg:x="2.2cm" svg:y="4.8cm">
          <text:p text:style-name="P3"><text:span text:style-name="T1">Window</text:span></text:p>
          <draw:enhanced-geometry svg:viewBox="0 0 21600 21600" draw:type="rectangle" draw:enhanced-path="M 0 0 L 21600 0 21600 21600 0 21600 0 0 Z N"/>
        </draw:custom-shape>
        <draw:measure draw:style-name="gr3" draw:text-style-name="P3" draw:layer="measurelines" svg:x1="4.4cm" svg:y1="3.7cm" svg:x2="5cm" svg:y2="3.7cm">
          <text:p text:style-name="P4">Hop Rate</text:p>
        </draw:measure>
        <draw:measure draw:style-name="gr4" draw:text-style-name="P4" draw:layer="measurelines" svg:x1="2.2cm" svg:y1="5.4cm" svg:x2="5.6cm" svg:y2="5.4cm">
          <text:p text:style-name="P4">Window Size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</meta:initial-creator>
    <meta:creation-date>2013-05-18T10:46:18</meta:creation-date>
    <meta:generator>LibreOffice/3.5$Linux_X86_64 LibreOffice_project/350m1$Build-2</meta:generator>
    <dc:date>2013-05-18T10:52:53</dc:date>
    <dc:creator>graham </dc:creator>
    <meta:editing-duration>P0D</meta:editing-duration>
    <meta:editing-cycles>1</meta:editing-cycles>
    <meta:document-statistic meta:object-count="6"/>
  </office:meta>
</office:document-meta>
</file>